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36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style:glyph-orientation-vertical="0" fo:background-color="#ff0000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MS Sans Serif" fo:font-size="10pt" fo:language="zxx" fo:country="none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3" style:family="table-cell" style:parent-style-name="Default" style:data-style-name="N113">
      <style:table-cell-properties fo:border="0.002cm solid #000000"/>
    </style:style>
    <style:style style:name="ce14" style:family="table-cell" style:parent-style-name="Default" style:data-style-name="N113"/>
    <style:style style:name="ce15" style:family="table-cell" style:parent-style-name="Default" style:data-style-name="N108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11"/>
        <table:table-column table:style-name="co6" table:default-cell-style-name="ce1"/>
        <table:table-column table:style-name="co6" table:default-cell-style-name="ce13"/>
        <table:table-column table:style-name="co6" table:default-cell-style-name="ce1"/>
        <table:table-column table:style-name="co6" table:default-cell-style-name="ce15"/>
        <table:table-row table:style-name="ro1">
          <table:table-cell table:style-name="ce1" office:value-type="string">
            <text:p>Composant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Sample</text:p>
          </table:table-cell>
          <table:table-cell table:style-name="ce4" office:value-type="string">
            <text:p>Référence FN</text:p>
          </table:table-cell>
          <table:table-cell table:style-name="ce4" office:value-type="string">
            <text:p>Qté brute</text:p>
          </table:table-cell>
          <table:table-cell office:value-type="string">
            <text:p>UDV</text:p>
          </table:table-cell>
          <table:table-cell table:style-name="ce1" office:value-type="string">
            <text:p>prix/UDV</text:p>
          </table:table-cell>
          <table:table-cell office:value-type="string">
            <text:p>Qté en UDV</text:p>
          </table:table-cell>
          <table:table-cell table:style-name="ce1" office:value-type="string">
            <text:p>Sous total FN</text:p>
          </table:table-cell>
        </table:table-row>
        <table:table-row table:style-name="ro1">
          <table:table-cell office:value-type="string">
            <text:p>Connecteur mini kk 4voies horizontal</text:p>
          </table:table-cell>
          <table:table-cell office:value-type="string">
            <text:p>minikk_4v_hor</text:p>
          </table:table-cell>
          <table:table-cell office:value-type="string">
            <text:p>ALIM_5v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]*[.H2]" office:value-type="currency" office:currency="EUR" office:value="0">
            <text:p>0,00 €</text:p>
          </table:table-cell>
        </table:table-row>
        <table:table-row table:style-name="ro2">
          <table:table-cell table:style-name="ce3" office:value-type="string">
            <text:p>Condensateur TCONDO</text:p>
          </table:table-cell>
          <table:table-cell table:style-name="ce3" office:value-type="string">
            <text:p>100nF</text:p>
          </table:table-cell>
          <table:table-cell table:style-name="ce3" office:value-type="string">
            <text:p>C1, C2, C3, C12, C13, C14, C15, C16, C17, C18, C19, C20, C21, C22, C23, C24, C26, C27, C29, C30, C32, C33, C34</text:p>
          </table:table-cell>
          <table:table-cell table:style-name="ce3"/>
          <table:table-cell office:value-type="string">
            <text:p>TBD // empreinte</text:p>
          </table:table-cell>
          <table:table-cell table:style-name="ce12" office:value-type="float" office:value="23">
            <text:p>23</text:p>
          </table:table-cell>
          <table:table-cell/>
          <table:table-cell table:number-columns-repeated="2"/>
          <table:table-cell table:formula="of:=[.I3]*[.H3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Condensateur TCONDO</text:p>
          </table:table-cell>
          <table:table-cell office:value-type="string">
            <text:p>1µF</text:p>
          </table:table-cell>
          <table:table-cell office:value-type="string">
            <text:p>C4, C5, C7</text:p>
          </table:table-cell>
          <table:table-cell/>
          <table:table-cell office:value-type="string">
            <text:p>TBD // empreinte</text:p>
          </table:table-cell>
          <table:table-cell office:value-type="float" office:value="3">
            <text:p>3</text:p>
          </table:table-cell>
          <table:table-cell/>
          <table:table-cell table:number-columns-repeated="2"/>
          <table:table-cell table:formula="of:=[.I4]*[.H4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Condensateur 0805</text:p>
          </table:table-cell>
          <table:table-cell office:value-type="string">
            <text:p>100nF</text:p>
          </table:table-cell>
          <table:table-cell office:value-type="string">
            <text:p>C6, C25, C31</text:p>
          </table:table-cell>
          <table:table-cell/>
          <table:table-cell table:style-name="ce7" office:value-type="float" office:value="9406387">
            <text:p>94063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0.07">
            <text:p>0,070 €</text:p>
          </table:table-cell>
          <table:table-cell office:value-type="float" office:value="3">
            <text:p>3</text:p>
          </table:table-cell>
          <table:table-cell table:formula="of:=[.I5]*[.H5]" office:value-type="currency" office:currency="EUR" office:value="0.21">
            <text:p>0,21 €</text:p>
          </table:table-cell>
        </table:table-row>
        <table:table-row table:style-name="ro1">
          <table:table-cell office:value-type="string">
            <text:p>Condensateur axial</text:p>
          </table:table-cell>
          <table:table-cell office:value-type="string">
            <text:p>1500µF</text:p>
          </table:table-cell>
          <table:table-cell office:value-type="string">
            <text:p>C8</text:p>
          </table:table-cell>
          <table:table-cell/>
          <table:table-cell office:value-type="string">
            <text:p>TBD // empreinte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6]*[.H6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Condensateur 0805</text:p>
          </table:table-cell>
          <table:table-cell office:value-type="string">
            <text:p>33nF</text:p>
          </table:table-cell>
          <table:table-cell office:value-type="string">
            <text:p>C9, C10, C11</text:p>
          </table:table-cell>
          <table:table-cell/>
          <table:table-cell table:style-name="ce7" office:value-type="float" office:value="1414688">
            <text:p>14146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0.048">
            <text:p>0,048 €</text:p>
          </table:table-cell>
          <table:table-cell office:value-type="float" office:value="10">
            <text:p>10</text:p>
          </table:table-cell>
          <table:table-cell table:formula="of:=[.I7]*[.H7]" office:value-type="currency" office:currency="EUR" office:value="0.48">
            <text:p>0,48 €</text:p>
          </table:table-cell>
        </table:table-row>
        <table:table-row table:style-name="ro4">
          <table:table-cell office:value-type="string">
            <text:p>Condensateur 1210</text:p>
          </table:table-cell>
          <table:table-cell office:value-type="string">
            <text:p>2,2µF</text:p>
          </table:table-cell>
          <table:table-cell office:value-type="string">
            <text:p>C28</text:p>
          </table:table-cell>
          <table:table-cell/>
          <table:table-cell office:value-type="string">
            <text:p>TBD // pas trouvé en 1210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">
            <text:p>0,000 €</text:p>
          </table:table-cell>
          <table:table-cell/>
          <table:table-cell table:formula="of:=[.I8]*[.H8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connecteur mini kk 5 voies horizontal</text:p>
          </table:table-cell>
          <table:table-cell office:value-type="string">
            <text:p>minikk_5v_hor</text:p>
          </table:table-cell>
          <table:table-cell office:value-type="string">
            <text:p>cod0, cod1, cod2, Compas</text:p>
          </table:table-cell>
          <table:table-cell/>
          <table:table-cell office:value-type="string">
            <text:p>TBD // réf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table:formula="of:=[.I9]*[.H9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LED CMS</text:p>
          </table:table-cell>
          <table:table-cell office:value-type="string">
            <text:p>POWER</text:p>
          </table:table-cell>
          <table:table-cell office:value-type="string">
            <text:p>D2</text:p>
          </table:table-cell>
          <table:table-cell/>
          <table:table-cell table:style-name="ce8" office:value-type="float" office:value="1226373">
            <text:p>122637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89">
            <text:p>0,089 €</text:p>
          </table:table-cell>
          <table:table-cell office:value-type="float" office:value="1">
            <text:p>1</text:p>
          </table:table-cell>
          <table:table-cell table:formula="of:=[.I10]*[.H10]" office:value-type="currency" office:currency="EUR" office:value="0.089">
            <text:p>0,09 €</text:p>
          </table:table-cell>
        </table:table-row>
        <table:table-row table:style-name="ro3">
          <table:table-cell office:value-type="string">
            <text:p>HE10/40</text:p>
          </table:table-cell>
          <table:table-cell office:value-type="string">
            <text:p>40PIN</text:p>
          </table:table-cell>
          <table:table-cell office:value-type="string">
            <text:p>J1</text:p>
          </table:table-cell>
          <table:table-cell/>
          <table:table-cell table:style-name="ce8" office:value-type="float" office:value="1096993">
            <text:p>109699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87">
            <text:p>1,870 €</text:p>
          </table:table-cell>
          <table:table-cell office:value-type="float" office:value="1">
            <text:p>1</text:p>
          </table:table-cell>
          <table:table-cell table:formula="of:=[.I11]*[.H11]" office:value-type="currency" office:currency="EUR" office:value="1.87">
            <text:p>1,87 €</text:p>
          </table:table-cell>
        </table:table-row>
        <table:table-row table:style-name="ro3">
          <table:table-cell office:value-type="string">
            <text:p>HE10/16</text:p>
          </table:table-cell>
          <table:table-cell office:value-type="string">
            <text:p>16PIN</text:p>
          </table:table-cell>
          <table:table-cell office:value-type="string">
            <text:p>J2</text:p>
          </table:table-cell>
          <table:table-cell/>
          <table:table-cell table:style-name="ce8" office:value-type="float" office:value="1096987">
            <text:p>1096987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15">
            <text:p>1,150 €</text:p>
          </table:table-cell>
          <table:table-cell office:value-type="float" office:value="1">
            <text:p>1</text:p>
          </table:table-cell>
          <table:table-cell table:formula="of:=[.I12]*[.H12]" office:value-type="currency" office:currency="EUR" office:value="1.15">
            <text:p>1,15 €</text:p>
          </table:table-cell>
        </table:table-row>
        <table:table-row table:style-name="ro3">
          <table:table-cell office:value-type="string">
            <text:p>ref FN : 949-2429 connecteur JST utilisé dans les GP2D*</text:p>
          </table:table-cell>
          <table:table-cell office:value-type="string">
            <text:p>JST_3V_GP2D</text:p>
          </table:table-cell>
          <table:table-cell office:value-type="string">
            <text:p>J5, J6, J7, J8</text:p>
          </table:table-cell>
          <table:table-cell/>
          <table:table-cell table:style-name="ce8" office:value-type="float" office:value="9492429">
            <text:p>94924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currency" office:currency="EUR" office:value="0.132">
            <text:p>0,132 €</text:p>
          </table:table-cell>
          <table:table-cell office:value-type="float" office:value="10">
            <text:p>10</text:p>
          </table:table-cell>
          <table:table-cell table:formula="of:=[.I13]*[.H13]" office:value-type="currency" office:currency="EUR" office:value="1.32">
            <text:p>1,32 €</text:p>
          </table:table-cell>
        </table:table-row>
        <table:table-row table:style-name="ro1">
          <table:table-cell office:value-type="string">
            <text:p>Connecteur mat'n'lok 2*3 horizontal</text:p>
          </table:table-cell>
          <table:table-cell office:value-type="string">
            <text:p>6PIN</text:p>
          </table:table-cell>
          <table:table-cell office:value-type="string">
            <text:p>MOT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14]*[.H14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Connecteur mat'n'lok 2 voies horizontal</text:p>
          </table:table-cell>
          <table:table-cell office:value-type="string">
            <text:p>mnlok_2h</text:p>
          </table:table-cell>
          <table:table-cell office:value-type="string">
            <text:p>PUISS</text:p>
          </table:table-cell>
          <table:table-cell/>
          <table:table-cell table:style-name="ce8" office:value-type="float" office:value="1111123">
            <text:p>111112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2">
            <text:p>1,200 €</text:p>
          </table:table-cell>
          <table:table-cell office:value-type="float" office:value="10">
            <text:p>10</text:p>
          </table:table-cell>
          <table:table-cell table:formula="of:=[.I15]*[.H15]" office:value-type="currency" office:currency="EUR" office:value="12">
            <text:p>12,00 €</text:p>
          </table:table-cell>
        </table:table-row>
        <table:table-row table:style-name="ro3">
          <table:table-cell office:value-type="string">
            <text:p>Resistance 0805</text:p>
          </table:table-cell>
          <table:table-cell office:value-type="string">
            <text:p>10k</text:p>
          </table:table-cell>
          <table:table-cell office:value-type="string">
            <text:p>R1, R2, R3, R4, R5</text:p>
          </table:table-cell>
          <table:table-cell/>
          <table:table-cell table:style-name="ce7" office:value-type="float" office:value="9333720">
            <text:p>93337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I16]*[.H16]" office:value-type="currency" office:currency="EUR" office:value="1.9">
            <text:p>1,90 €</text:p>
          </table:table-cell>
        </table:table-row>
        <table:table-row table:style-name="ro1">
          <table:table-cell office:value-type="string">
            <text:p>Resistance TRES</text:p>
          </table:table-cell>
          <table:table-cell office:value-type="string">
            <text:p>470</text:p>
          </table:table-cell>
          <table:table-cell office:value-type="string">
            <text:p>R7</text:p>
          </table:table-cell>
          <table:table-cell/>
          <table:table-cell office:value-type="string">
            <text:p>TBD // empreinte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17]*[.H17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Resistance 0805</text:p>
          </table:table-cell>
          <table:table-cell office:value-type="string">
            <text:p>470</text:p>
          </table:table-cell>
          <table:table-cell office:value-type="string">
            <text:p>R8, R9, R10, R11, R12, R13</text:p>
          </table:table-cell>
          <table:table-cell/>
          <table:table-cell table:style-name="ce8" office:value-type="float" office:value="9334572">
            <text:p>93345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I18]*[.H18]" office:value-type="currency" office:currency="EUR" office:value="1.9">
            <text:p>1,90 €</text:p>
          </table:table-cell>
        </table:table-row>
        <table:table-row table:style-name="ro3">
          <table:table-cell office:value-type="string">
            <text:p>Resistance 0805</text:p>
          </table:table-cell>
          <table:table-cell office:value-type="string">
            <text:p>1k</text:p>
          </table:table-cell>
          <table:table-cell office:value-type="string">
            <text:p>R32</text:p>
          </table:table-cell>
          <table:table-cell/>
          <table:table-cell table:style-name="ce9" office:value-type="float" office:value="9333711">
            <text:p>9333711</text:p>
          </table:table-cell>
          <table:table-cell table:number-columns-repeated="2" office:value-type="float" office:value="1">
            <text:p>1</text:p>
          </table:table-cell>
          <table:table-cell table:style-name="ce14"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I19]*[.H19]" office:value-type="currency" office:currency="EUR" office:value="0.9">
            <text:p>0,90 €</text:p>
          </table:table-cell>
        </table:table-row>
        <table:table-row table:style-name="ro3">
          <table:table-cell office:value-type="string">
            <text:p>pont H 5A HSOP20</text:p>
          </table:table-cell>
          <table:table-cell office:value-type="string">
            <text:p>MC33886</text:p>
          </table:table-cell>
          <table:table-cell office:value-type="string">
            <text:p>U1, U2, U5</text:p>
          </table:table-cell>
          <table:table-cell table:style-name="ce5" office:value-type="string">
            <text:p>KO</text:p>
          </table:table-cell>
          <table:table-cell table:style-name="ce10" office:value-type="float" office:value="1148371">
            <text:p>11483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6.14">
            <text:p>6,140 €</text:p>
          </table:table-cell>
          <table:table-cell office:value-type="float" office:value="3">
            <text:p>3</text:p>
          </table:table-cell>
          <table:table-cell table:formula="of:=[.I20]*[.H20]" office:value-type="currency" office:currency="EUR" office:value="18.42">
            <text:p>18,42 €</text:p>
          </table:table-cell>
        </table:table-row>
        <table:table-row table:style-name="ro3">
          <table:table-cell office:value-type="string">
            <text:p>octal voltage transceiver SSOP24</text:p>
          </table:table-cell>
          <table:table-cell office:value-type="string">
            <text:p>74lvc4245a</text:p>
          </table:table-cell>
          <table:table-cell office:value-type="string">
            <text:p>U3, U4</text:p>
          </table:table-cell>
          <table:table-cell table:style-name="ce5" office:value-type="string">
            <text:p>KO</text:p>
          </table:table-cell>
          <table:table-cell table:style-name="ce8" office:value-type="float" office:value="9547720">
            <text:p>95477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73">
            <text:p>0,730 €</text:p>
          </table:table-cell>
          <table:table-cell office:value-type="float" office:value="2">
            <text:p>2</text:p>
          </table:table-cell>
          <table:table-cell table:formula="of:=[.I21]*[.H21]" office:value-type="currency" office:currency="EUR" office:value="1.46">
            <text:p>1,46 €</text:p>
          </table:table-cell>
        </table:table-row>
        <table:table-row table:style-name="ro1">
          <table:table-cell office:value-type="string">
            <text:p>TCON26</text:p>
          </table:table-cell>
          <table:table-cell office:value-type="string">
            <text:p>UNIOC_NG_FPGA2</text:p>
          </table:table-cell>
          <table:table-cell office:value-type="string">
            <text:p>UNIOC_F1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2]*[.H22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TCON26</text:p>
          </table:table-cell>
          <table:table-cell office:value-type="string">
            <text:p>UNIOC_NG_FPGA1</text:p>
          </table:table-cell>
          <table:table-cell office:value-type="string">
            <text:p>UNIOC_F2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3]*[.H23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TCON34</text:p>
          </table:table-cell>
          <table:table-cell office:value-type="string">
            <text:p>UNIOC_NG_µC</text:p>
          </table:table-cell>
          <table:table-cell office:value-type="string">
            <text:p>UNIOC_uC1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4]*[.H24]" office:value-type="currency" office:currency="EUR" office:value="0">
            <text:p>0,00 €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table:style-name="Default" table:number-columns-repeated="9"/>
          <table:table-cell table:style-name="Default" table:formula="of:=SUM([.J2:.J24])" office:value-type="currency" office:currency="EUR" office:value="41.699">
            <text:p>41,70 €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22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4T16:44:32.06</meta:creation-date>
    <dc:date>2010-03-25T22:19:27.39</dc:date>
    <meta:editing-duration>PT01H15M06S</meta:editing-duration>
    <meta:editing-cycles>3</meta:editing-cycles>
    <meta:generator>OpenOffice.org/3.1$Win32 OpenOffice.org_project/310m11$Build-9399</meta:generator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